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tlas Grotesk" svg:font-family="'Atlas Grotesk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officeooo:rsid="001f3a22" officeooo:paragraph-rsid="001f3a22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weight="normal" officeooo:rsid="001f3a22" officeooo:paragraph-rsid="001f3a22" style:font-weight-asian="normal" style:font-weight-complex="normal"/>
    </style:style>
    <style:style style:name="P3" style:family="paragraph" style:parent-style-name="Text_20_body">
      <style:text-properties fo:font-size="12pt" fo:font-weight="normal" officeooo:rsid="00201317" officeooo:paragraph-rsid="00201317" style:font-size-asian="12pt" style:font-weight-asian="normal" style:font-size-complex="12pt" style:font-weight-complex="normal"/>
    </style:style>
    <style:style style:name="P4" style:family="paragraph" style:parent-style-name="Heading_20_1">
      <style:text-properties fo:font-size="12pt" fo:font-weight="normal" officeooo:rsid="001f3a22" officeooo:paragraph-rsid="001f3a22" style:font-size-asian="12pt" style:font-weight-asian="normal" style:font-size-complex="12pt" style:font-weight-complex="normal"/>
    </style:style>
    <style:style style:name="P5" style:family="paragraph" style:parent-style-name="Heading_20_1">
      <style:text-properties fo:font-size="12pt" fo:font-weight="normal" officeooo:rsid="001f3a22" officeooo:paragraph-rsid="00299a94" style:font-size-asian="12pt" style:font-weight-asian="normal" style:font-size-complex="12pt" style:font-weight-complex="normal"/>
    </style:style>
    <style:style style:name="P6" style:family="paragraph" style:parent-style-name="Heading_20_1">
      <style:text-properties fo:font-size="12pt" fo:font-weight="normal" officeooo:rsid="001fd606" officeooo:paragraph-rsid="00299a94" style:font-size-asian="12pt" style:font-weight-asian="normal" style:font-size-complex="12pt" style:font-weight-complex="normal"/>
    </style:style>
    <style:style style:name="P7" style:family="paragraph" style:parent-style-name="Heading_20_1">
      <style:text-properties fo:font-weight="normal" officeooo:rsid="001f3a22" officeooo:paragraph-rsid="0025e530" style:font-weight-asian="normal" style:font-weight-complex="normal"/>
    </style:style>
    <style:style style:name="P8" style:family="paragraph" style:parent-style-name="Heading_20_1">
      <style:text-properties fo:font-weight="normal" officeooo:rsid="0025e530" officeooo:paragraph-rsid="0025e530" style:font-weight-asian="normal" style:font-weight-complex="normal"/>
    </style:style>
    <style:style style:name="T1" style:family="text">
      <style:text-properties officeooo:rsid="001f44bd"/>
    </style:style>
    <style:style style:name="T2" style:family="text">
      <style:text-properties officeooo:rsid="0025e530"/>
    </style:style>
    <style:style style:name="T3" style:family="text">
      <style:text-properties fo:color="#000000" fo:font-size="12pt" style:font-size-asian="12pt" style:font-size-complex="12pt"/>
    </style:style>
    <style:style style:name="T4" style:family="text">
      <style:text-properties fo:font-variant="normal" fo:text-transform="none" fo:color="#000000" style:font-name="Atlas Grotesk" fo:font-size="10pt" fo:letter-spacing="normal" fo:font-style="normal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<text:span text:style-name="T4">Statoil/C-CORE Iceberg Classifier Challenge</text:span></text:h>
      <text:h text:style-name="P7" text:outline-level="1"><text:span text:style-name="T3">Dog Breed Identification</text:span></text:h>
      <text:p text:style-name="P2"/>
      <text:p text:style-name="Standard">Plant Seedlings Classification</text:p>
      <text:h text:style-name="P4" text:outline-level="1">NOAA Fisheries Steller Sea Lion Population Count</text:h>
      <text:h text:style-name="P4" text:outline-level="1"><text:span text:style-name="T1">T</text:span>he Nature Conservancy Fisheries Monitoring</text:h>
      <text:h text:style-name="P4" text:outline-level="1">Data Science London + Scikit-learn</text:h>
      <text:h text:style-name="P4" text:outline-level="1">Galaxy Zoo - The Galaxy Challenge</text:h>
      <text:h text:style-name="P4" text:outline-level="1">Multi-label Bird Species Classification - NIPS 2013</text:h>
      <text:h text:style-name="P5" text:outline-level="1">Facial Keypoints Detection</text:h>
      <text:h text:style-name="P6" text:outline-level="1">Satellite images:</text:h>
      <text:p text:style-name="P3"><text:tab/>Planet: understanding the Amazon from space</text:p>
      <text:p text:style-name="P3"><text:tab/>DSTL satellite imagery feature detection</text:p>
      <text:p text:style-name="P3"><text:tab/>Draper satellite image chranology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tlas Grotesk" svg:font-family="'Atlas Grotesk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2T19:10:57.684370411</meta:creation-date>
    <dc:date>2018-07-26T15:34:22.646715296</dc:date>
    <meta:editing-duration>PT5H52M10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1" meta:paragraph-count="13" meta:word-count="60" meta:character-count="468" meta:non-whitespace-character-count="418"/>
  </office:meta>
</office:document-meta>
</file>